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6bdd" officeooo:paragraph-rsid="001f6bdd"/>
    </style:style>
    <style:style style:name="P2" style:family="paragraph" style:parent-style-name="Standard" style:list-style-name="L1">
      <style:text-properties officeooo:rsid="001f6bdd" officeooo:paragraph-rsid="001f6bdd"/>
    </style:style>
    <style:style style:name="P3" style:family="paragraph" style:parent-style-name="Standard" style:list-style-name="L2">
      <style:text-properties officeooo:rsid="001f6bdd" officeooo:paragraph-rsid="001f6b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10 – ab Eilpe Physiomed (Rest siehe 512)</text:p>
      <text:p text:style-name="P1"/>
      <text:list xml:id="list3668998072" text:style-name="L1">
        <text:list-item>
          <text:p text:style-name="P2">HST Eilpe Physiomed gerade aus</text:p>
        </text:list-item>
        <text:list-item>
          <text:p text:style-name="P2">Ende links → Lüdenscheid/Dahl</text:p>
        </text:list-item>
        <text:list-item>
          <text:p text:style-name="P2">BHF Rummenohl links über Bahnübergang</text:p>
        </text:list-item>
        <text:list-item>
          <text:p text:style-name="P2">rechts → Sackgasse</text:p>
        </text:list-item>
      </text:list>
      <text:p text:style-name="P1"/>
      <text:p text:style-name="P1">ab Sterbecke</text:p>
      <text:p text:style-name="P1"/>
      <text:list xml:id="list1153579787" text:style-name="L2">
        <text:list-item>
          <text:p text:style-name="P3">Ende links</text:p>
        </text:list-item>
        <text:list-item>
          <text:p text:style-name="P3">Ende rechts</text:p>
        </text:list-item>
        <text:list-item>
          <text:p text:style-name="P3">rechts → Hagen-Delster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7:30:26.106653252</meta:creation-date>
    <dc:date>2020-05-10T17:33:05.087814333</dc:date>
    <meta:editing-duration>PT2M39S</meta:editing-duration>
    <meta:editing-cycles>1</meta:editing-cycles>
    <meta:document-statistic meta:table-count="0" meta:image-count="0" meta:object-count="0" meta:page-count="1" meta:paragraph-count="9" meta:word-count="41" meta:character-count="224" meta:non-whitespace-character-count="198"/>
    <meta:generator>LibreOffice/6.0.7.3$Linux_X86_64 LibreOffice_project/00m0$Build-3</meta:generator>
  </office:meta>
</office:document-meta>
</file>